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Standard">
      <style:paragraph-properties fo:text-align="justify" style:justify-single-word="false"/>
      <style:text-properties officeooo:rsid="000e6d84" officeooo:paragraph-rsid="000e6d84"/>
    </style:style>
    <style:style style:name="P10" style:family="paragraph" style:parent-style-name="Standard">
      <style:paragraph-properties fo:text-align="justify" style:justify-single-word="false"/>
      <style:text-properties officeooo:rsid="001f2c90" officeooo:paragraph-rsid="00106b23"/>
    </style:style>
    <style:style style:name="P11" style:family="paragraph" style:parent-style-name="Standard">
      <style:paragraph-properties fo:text-align="justify" style:justify-single-word="false"/>
      <style:text-properties officeooo:rsid="00125b5a" officeooo:paragraph-rsid="00125b5a"/>
    </style:style>
    <style:style style:name="P12" style:family="paragraph" style:parent-style-name="Code_20_block">
      <style:text-properties fo:color="#008000"/>
    </style:style>
    <style:style style:name="P13" style:family="paragraph" style:parent-style-name="Code_20_block">
      <style:text-properties officeooo:paragraph-rsid="000e6d84"/>
    </style:style>
    <style:style style:name="P14" style:family="paragraph" style:parent-style-name="Code_20_block">
      <style:text-properties officeooo:rsid="001f2c90" officeooo:paragraph-rsid="000e6d84"/>
    </style:style>
    <style:style style:name="P15" style:family="paragraph" style:parent-style-name="Code_20_block">
      <style:text-properties officeooo:paragraph-rsid="00133266"/>
    </style:style>
    <style:style style:name="P16" style:family="paragraph" style:parent-style-name="Code_20_block">
      <style:text-properties officeooo:paragraph-rsid="0014d571"/>
    </style:style>
    <style:style style:name="P17" style:family="paragraph" style:parent-style-name="Text_20_body">
      <style:paragraph-properties fo:text-align="justify" style:justify-single-word="false"/>
    </style:style>
    <style:style style:name="P18" style:family="paragraph" style:parent-style-name="Standard">
      <style:paragraph-properties fo:margin-top="0cm" fo:margin-bottom="0cm" style:contextual-spacing="false" fo:line-height="100%" fo:text-align="justify" style:justify-single-word="false" fo:padding="0.15cm" fo:border-left="none" fo:border-right="none" fo:border-top="0.06pt solid #c0c0c0" fo:border-bottom="0.06pt solid #c0c0c0" style:shadow="none"/>
    </style:style>
    <style:style style:name="P19" style:family="paragraph" style:parent-style-name="Standard">
      <style:paragraph-properties fo:break-before="page"/>
    </style:style>
    <style:style style:name="P20" style:family="paragraph" style:parent-style-name="Standard">
      <style:paragraph-properties fo:text-align="justify" style:justify-single-word="false" fo:break-before="page"/>
      <style:text-properties fo:font-weight="bold" style:font-weight-asian="bold" style:font-weight-complex="bold"/>
    </style:style>
    <style:style style:name="P21" style:family="paragraph" style:parent-style-name="Standard" style:list-style-name="List_20_1"/>
    <style:style style:name="P22" style:family="paragraph" style:parent-style-name="Standard" style:list-style-name="List_20_1">
      <style:text-properties officeooo:paragraph-rsid="000af6c4"/>
    </style:style>
    <style:style style:name="P23" style:family="paragraph" style:parent-style-name="Standard" style:list-style-name="List_20_2">
      <style:paragraph-properties fo:text-align="justify" style:justify-single-word="false"/>
    </style:style>
    <style:style style:name="P24" style:family="paragraph" style:parent-style-name="Standard" style:list-style-name="List_20_1">
      <style:paragraph-properties fo:text-align="justify" style:justify-single-word="false"/>
    </style:style>
    <style:style style:name="P25" style:family="paragraph" style:parent-style-name="Standard" style:list-style-name="L1">
      <style:paragraph-properties fo:text-align="justify" style:justify-single-word="false"/>
    </style:style>
    <style:style style:name="P26" style:family="paragraph" style:parent-style-name="Standard" style:list-style-name="Numbering_20_1"/>
    <style:style style:name="P27" style:family="paragraph" style:parent-style-name="Standard" style:list-style-name="List_20_1">
      <style:text-properties officeooo:rsid="000af6c4" officeooo:paragraph-rsid="000af6c4"/>
    </style:style>
    <style:style style:name="P28" style:family="paragraph" style:parent-style-name="Standard" style:list-style-name="List_20_1">
      <style:paragraph-properties fo:text-align="start" style:justify-single-word="false"/>
    </style:style>
    <style:style style:name="P29" style:family="paragraph" style:parent-style-name="Standard" style:list-style-name="List_20_1">
      <style:paragraph-properties fo:text-align="justify" style:justify-single-word="false" fo:break-before="page"/>
    </style:style>
    <style:style style:name="P30" style:family="paragraph" style:parent-style-name="Heading_20_3">
      <style:text-properties officeooo:rsid="000c7dca"/>
    </style:style>
    <style:style style:name="P31" style:family="paragraph" style:parent-style-name="Heading_20_3">
      <style:paragraph-properties fo:break-before="page"/>
    </style:style>
    <style:style style:name="P32" style:family="paragraph" style:parent-style-name="Heading_20_2">
      <style:paragraph-properties fo:break-before="page"/>
    </style:style>
    <style:style style:name="P33" style:family="paragraph" style:parent-style-name="Code_20_block">
      <style:text-properties officeooo:paragraph-rsid="0016b81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0e6d84"/>
    </style:style>
    <style:style style:name="T7" style:family="text">
      <style:text-properties style:use-window-font-color="true"/>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officeooo:rsid="000af6c4"/>
    </style:style>
    <style:style style:name="T12" style:family="text">
      <style:text-properties officeooo:rsid="000c7dca"/>
    </style:style>
    <style:style style:name="T13" style:family="text">
      <style:text-properties officeooo:rsid="000e6d84"/>
    </style:style>
    <style:style style:name="T14" style:family="text">
      <style:text-properties officeooo:rsid="001f2c90"/>
    </style:style>
    <style:style style:name="T15" style:family="text">
      <style:text-properties officeooo:rsid="00133266"/>
    </style:style>
    <style:style style:name="T16" style:family="text">
      <style:text-properties officeooo:rsid="0014d571"/>
    </style:style>
    <style:style style:name="T17" style:family="text">
      <style:text-properties officeooo:rsid="0016b811"/>
    </style:style>
    <style:style style:name="T18" style:family="text">
      <style:text-properties officeooo:rsid="0017bce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254132"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8226674" text:style-name="List_20_1">
        <text:list-item>
          <text:p text:style-name="P21">network communication</text:p>
        </text:list-item>
        <text:list-item>
          <text:p text:style-name="P21">management and monitoring</text:p>
        </text:list-item>
        <text:list-item>
          <text:p text:style-name="P21">performance / load-balancing</text:p>
        </text:list-item>
        <text:list-item>
          <text:p text:style-name="P2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8237234" text:continue-list="list2825413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8249440" text:style-name="List_20_2">
        <text:list-item>
          <text:p text:style-name="P23"><text:span text:style-name="Code_20_char">jppf.config.plugin = class_name</text:span>, where <text:span text:style-name="T1">class_name</text:span> is the fully qualified name of a class implementing the interface <text:a xlink:type="simple" xlink:href="http://www.jppf.org/api/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23"><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8254134" text:style-name="Numbering_20_1">
        <text:list-item>
          <text:p text:style-name="P26">if <text:span text:style-name="Code_20_char">jppf.plugin.config</text:span> is specified</text:p>
          <text:p text:style-name="P26">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26">else if <text:span text:style-name="Code_20_char">jppf.config</text:span> is specified</text:p>
          <text:list>
            <text:list-item>
              <text:p text:style-name="P26">look for the file in the file system</text:p>
            </text:list-item>
            <text:list-item>
              <text:p text:style-name="P26">if not found in the file system, look in the classpath</text:p>
            </text:list-item>
            <text:list-item>
              <text:p text:style-name="P26">if not found in the classpath use default configuration values<text:line-break/></text:p>
            </text:list-item>
          </text:list>
        </text:list-item>
        <text:list-item>
          <text:p text:style-name="P26">if <text:span text:style-name="Code_20_char">jppf.config</text:span> is not specified</text:p>
          <text:list>
            <text:list-item>
              <text:p text:style-name="P26">use default file "<text:span text:style-name="Code_20_char">jppf.properties</text:span>"</text:p>
            </text:list-item>
            <text:list-item>
              <text:p text:style-name="P26">look for "jppf.properties" in the file system</text:p>
            </text:list-item>
            <text:list-item>
              <text:p text:style-name="P26">if not found in the file system, look for it in the classpath</text:p>
            </text:list-item>
            <text:list-item>
              <text:p text:style-name="P26">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8254841" text:continue-list="list28237234" text:style-name="Outline">
        <text:list-item>
          <text:list>
            <text:list-item>
              <text:h text:style-name="P32"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249634" text:continue-numbering="true" text:style-name="Outline">
        <text:list-item>
          <text:list>
            <text:list-item>
              <text:h text:style-name="P3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P6">Note<text:span text:style-name="T11">s:</text:span></text:p>
      <text:list xml:id="list28263349" text:continue-list="list28226674" text:style-name="List_20_1">
        <text:list-item>
          <text:p text:style-name="P22">not defining this property is equivalent to assigning it its default value.</text:p>
        </text:list-item>
        <text:list-item>
          <text:p text:style-name="P27">dynamic port allocation: when the port number is set to 0, JPPF will dynamically allocate a valid port number. Note that this feature is mostly useful when server discovery is enabled.</text:p>
        </text:list-item>
      </text:list>
      <text:p text:style-name="Standard"/>
      <text:p text:style-name="P18"><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8247560" text:continue-list="list2824963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span text:style-name="T4"># UDP multicast group to which drivers broadcast their connection parameters</text:span><text:line-break/> <text:s/>jppf.discovery.group = 230.0.0.1<text:line-break/> <text:s/><text:span text:style-name="T4"># UDP multicast port to which drivers broadcast their connection parameters</text:span><text:line-break/> <text:s/>jppf.discovery.port = 11111<text:line-break/> <text:s/><text:span text:style-name="T4"># How long a driver should wait between 2 broadcasts, in milliseconds</text:span><text:line-break/> <text:s/>jppf.discovery.broadcast.interval = 1000</text:p>
      <text:p text:style-name="Code_20_block"><text:s text:c="2"/></text:p>
      <text:p text:style-name="Code_20_block"><text:s text:c="2"/><text:span text:style-name="T4"># IPv4 address inclusion patterns</text:span></text:p>
      <text:p text:style-name="Code_20_block"><text:s text:c="2"/>jppf.discovery.broadcast.include.ipv4 = </text:p>
      <text:p text:style-name="Code_20_block"><text:s text:c="2"/><text:span text:style-name="T4"># IPv4 address exclusion patterns</text:span></text:p>
      <text:p text:style-name="Code_20_block"><text:s text:c="2"/>jppf.discovery.broadcast.exclude.ipv4 = </text:p>
      <text:p text:style-name="Code_20_block"><text:s text:c="2"/><text:span text:style-name="T4"># IPv6 address inclusion patterns</text:span></text:p>
      <text:p text:style-name="Code_20_block"><text:s text:c="2"/>jppf.discovery.broadcast.include.ipv6 = </text:p>
      <text:p text:style-name="Code_20_block"><text:s text:c="2"/><text:span text:style-name="T4">#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2824188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267083" text:continue-list="list28263349" text:style-name="List_20_1">
        <text:list-item>
          <text:p text:style-name="P21">A and B are not connected at all</text:p>
        </text:list-item>
        <text:list-item>
          <text:p text:style-name="P21">A is connected to B (i.e. A acts as a node attached to B)</text:p>
        </text:list-item>
        <text:list-item>
          <text:p text:style-name="P21">B is connected to A (i.e. B acts as a node attached to A)</text:p>
        </text:list-item>
        <text:list-item>
          <text:p text:style-name="P21">A and B are connected to each other</text:p>
        </text:list-item>
      </text:list>
      <text:p text:style-name="Standard"/>
      <text:p text:style-name="Standard"/>
      <text:p text:style-name="P19">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8"><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9">class</text:span><text:span text:style-name="T8">.server.port</text:span><text:span text:style-name="T1">" if "</text:span><text:span text:style-name="T8">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10"><text:s text:c="2"/>jppf.peer.server_1.server.host = host_1</text:span><text:span text:style-name="T4"><text:line-break/></text:span><text:span text:style-name="T10"> <text:s/>jppf.peer.server_1.server.port = 11111</text:span></text:p>
      <text:list xml:id="list28243152" text:continue-list="list28241880"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242776"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Let's see in more details the usage of each of these properties:</text:p>
      <text:p text:style-name="P1"/>
      <text:list xml:id="list28260965" text:continue-list="list28267083" text:style-name="List_20_1">
        <text:list-item>
          <text:p text:style-name="P24"><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4">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245627" text:continue-list="list28242776"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8246774" text:continue-list="list28260965" text:style-name="List_20_1">
        <text:list-item>
          <text:p text:style-name="P24">“manual” : each bundle has a fixed number of tasks, meaning that each will receive at most this number of tasks</text:p>
        </text:list-item>
        <text:list-item>
          <text:p text:style-name="P24">“autotuned” : adaptive heuristic algorithm based on the <text:a xlink:type="simple" xlink:href="http://en.wikipedia.org/wiki/Monte_Carlo_method">Monte Carlo</text:a> algorithm</text:p>
        </text:list-item>
        <text:list-item>
          <text:p text:style-name="P24">“proportional” : an adaptive deterministic algorithm based on the contribution of each node to the overall mean task execution time</text:p>
        </text:list-item>
        <text:list-item>
          <text:p text:style-name="P24">“rl” : adaptive algorithm based on an artificial intelligence technique called “<text:a xlink:type="simple" xlink:href="http://en.wikipedia.org/wiki/Reinforcement_learning">reinforcement learning</text:a>”</text:p>
        </text:list-item>
        <text:list-item>
          <text:p text:style-name="P2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text:span text:style-name="T17">profile</text:span> = &lt;profile_name&gt;</text:p>
      <text:p text:style-name="Code_20_block"><text:s text:c="2"/></text:p>
      <text:p text:style-name="P33"><text:s text:c="2"/>jppf.load.balancing.<text:span text:style-name="T17">profile</text:span>.&lt;profile_name&gt;.&lt;parameter_1&gt; = &lt;value_1&gt;</text:p>
      <text:p text:style-name="Code_20_block"><text:s text:c="2"/>...</text:p>
      <text:p text:style-name="P33"><text:s text:c="2"/>jppf.load.balancing.<text:span text:style-name="T17">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18">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text:span text:style-name="T15">profile</text:span> = manual_profile<text:line-break/> <text:s/><text:line-break/> <text:s/><text:span text:style-name="T4"># "manual" profile</text:span><text:line-break/> <text:s/>strategy.manual_profile.size = 1</text:p>
      <text:p text:style-name="P7"/>
      <text:p text:style-name="P5">“autotuned” algorithm</text:p>
      <text:p text:style-name="P7"/>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autotuned_profile</text:p>
      <text:p text:style-name="Code_20_block"><text:s text:c="2"/></text:p>
      <text:p text:style-name="Code_20_block"><text:s text:c="2"/><text:span text:style-name="T4"># "autotuned" profile</text:span></text:p>
      <text:p text:style-name="P15"><text:s text:c="2"/>jppf.load.balancing.<text:span text:style-name="T15">profile</text:span>.autotuned_profile.size = 5</text:p>
      <text:p text:style-name="P15"><text:s text:c="2"/>jppf.load.balancing.<text:span text:style-name="T15">profile</text:span>.autotuned_profile.minSamplesToAnalyse = 100</text:p>
      <text:p text:style-name="P15"><text:s text:c="2"/>jppf.load.balancing.<text:span text:style-name="T15">profile</text:span>.autotuned_profile.minSamplesToCheckConvergence = 50</text:p>
      <text:p text:style-name="P15"><text:s text:c="2"/>jppf.load.balancing.<text:span text:style-name="T15">profile</text:span>.autotuned_profile.maxDeviation = 0.2</text:p>
      <text:p text:style-name="P15"><text:s text:c="2"/>jppf.load.balancing.<text:span text:style-name="T15">profile</text:span>.autotuned_profile.maxGuessToStable = 50</text:p>
      <text:p text:style-name="P15"><text:s text:c="2"/>jppf.load.balancing.<text:span text:style-name="T15">profile</text:span>.autotuned_profile.sizeRatioDeviation = 1.5</text:p>
      <text:p text:style-name="P15"><text:s text:c="2"/>jppf.load.balancing.<text:span text:style-name="T15">profile</text:span>.autotuned_profile.decreaseRatio = 0.2</text:p>
      <text:p text:style-name="P5"/>
      <text:p text:style-name="P5">“proportional” algorithm</text:p>
      <text:p text:style-name="P7"/>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proportional_profile</text:p>
      <text:p text:style-name="Code_20_block"><text:s text:c="2"/></text:p>
      <text:p text:style-name="Code_20_block"><text:s text:c="2"/><text:span text:style-name="T4"># "proportional" profile</text:span></text:p>
      <text:p text:style-name="P15"><text:s text:c="2"/>jppf.load.balancing.<text:span text:style-name="T15">profile</text:span>.proportional_profile.initialSize = 5</text:p>
      <text:p text:style-name="P15"><text:s text:c="2"/>jppf.load.balancing.<text:span text:style-name="T15">profile</text:span>.proportional_profile.performanceCacheSize = 1000</text:p>
      <text:p text:style-name="P15"><text:s text:c="2"/>jppf.load.balancing.<text:span text:style-name="T15">profile</text:span>.proportional_profile.proportionalityFactor = 1</text:p>
      <text:p text:style-name="P5"/>
      <text:p text:style-name="P5">“rl” algorithm</text:p>
      <text:p text:style-name="P7"/>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rl_profile</text:p>
      <text:p text:style-name="Code_20_block"><text:s text:c="2"/></text:p>
      <text:p text:style-name="Code_20_block"><text:s text:c="2"/><text:span text:style-name="T4"># "rl" profile</text:span></text:p>
      <text:p text:style-name="P15"><text:s text:c="2"/>jppf.load.balancing.<text:span text:style-name="T15">profile</text:span>.rl_profile.performanceCacheSize = 3000</text:p>
      <text:p text:style-name="P15"><text:s text:c="2"/>jppf.load.balancing.<text:span text:style-name="T15">profile</text:span>.rl_profile.performanceVariationThreshold = 0.001</text:p>
      <text:p text:style-name="Standard"/>
      <text:p text:style-name="P4"/>
      <text:p text:style-name="P20">“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text:span text:style-name="T15">profile</text:span> = nodethreads_profile</text:p>
      <text:p text:style-name="Code_20_block"><text:s text:c="2"/></text:p>
      <text:p text:style-name="Code_20_block"><text:s text:c="2"/><text:span text:style-name="T4"># means that multiplicator * nbThreads tasks will be sent to each node</text:span></text:p>
      <text:p text:style-name="P15"><text:s text:c="2"/>jppf.load.balancing.<text:span text:style-name="T15">profile</text:span>.nodethreads_profile.multiplicator = 1</text:p>
      <text:list xml:id="list28241412" text:continue-list="list28245627"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263246" text:continue-list="list28246774" text:style-name="List_20_1">
        <text:list-item>
          <text:p text:style-name="P21">location of jppf configuration (<text:span text:style-name="Code_20_char">-Djppf.config</text:span> or <text:span text:style-name="Code_20_char">-Djppf.config.plugin</text:span>)</text:p>
        </text:list-item>
        <text:list-item>
          <text:p text:style-name="P21">current directory</text:p>
        </text:list-item>
        <text:list-item>
          <text:p text:style-name="P21">environment variables</text:p>
        </text:list-item>
        <text:list-item>
          <text:p text:style-name="P21">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8262476" text:continue-list="list28241412"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28267069" text:continue-list="list28263246" text:style-name="List_20_1">
        <text:list-item>
          <text:p text:style-name="P24">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24">for the same reason, the SSL configuration does not apply to a local node</text:p>
        </text:list-item>
      </text:list>
      <text:list xml:id="list28263275" text:continue-list="list28262476"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254137" text:style-name="L1">
        <text:list-item>
          <text:p text:style-name="P25">the node establishes a specific connection to the server, dedicated to failure detection</text:p>
        </text:list-item>
        <text:list-item>
          <text:p text:style-name="P25">at connection time, a handshake protocol takes place, where the node communicates a unique id (UUID) to the server, that can be correlated to other connections for this node (i.e. job server and distributed class loader)</text:p>
        </text:list-item>
        <text:list-item>
          <text:p text:style-name="P25"><text:soft-page-break/>at regular intervals (heartbeats), the server will send a very short message to the node, which it expects the node to acknowledge by sending a short response of its own</text:p>
        </text:list-item>
        <text:list-item>
          <text:p text:style-name="P25">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2"><text:s text:c="2"/># Enable recovery from hardware failures on the nodes.</text:p>
      <text:p text:style-name="P12"><text:s text:c="2"/># Default value is false (disabled).</text:p>
      <text:p text:style-name="Code_20_block"><text:span text:style-name="T4"><text:s text:c="2"/></text:span>jppf.recovery.enabled = false</text:p>
      <text:p text:style-name="P12"><text:s text:c="2"/># Maximum number of attempts to get a response form the node before the</text:p>
      <text:p text:style-name="P12"><text:s text:c="2"/># connection is considered broken. Default value is 3.</text:p>
      <text:p text:style-name="Code_20_block"><text:span text:style-name="T4"><text:s text:c="2"/></text:span>jppf.recovery.max.retries = 3</text:p>
      <text:p text:style-name="P12"><text:s text:c="2"/># Maximum time in milliseconds allowed for each attempt to get a response</text:p>
      <text:p text:style-name="P12"><text:s text:c="2"/># from the node. Default value is 6000 (6 seconds).</text:p>
      <text:p text:style-name="Code_20_block"><text:span text:style-name="T4"><text:s text:c="2"/></text:span>jppf.recovery.read.timeout = 3000</text:p>
      <text:p text:style-name="P12"><text:s text:c="2"/># Dedicated port number for the detection of node failure.</text:p>
      <text:p text:style-name="P12"><text:s text:c="2"/># Default value is 22222.</text:p>
      <text:p text:style-name="Code_20_block"><text:s text:c="2"/>jppf.recovery.server.port = 22222</text:p>
      <text:p text:style-name="P12"><text:s text:c="2"/># Interval in milliseconds between two runs of the connection reaper.</text:p>
      <text:p text:style-name="P12"><text:s text:c="2"/># Default value is 60000 (1 minute).</text:p>
      <text:p text:style-name="Code_20_block"><text:span text:style-name="T4"><text:s text:c="2"/></text:span>jppf.recovery.reaper.run.interval = 60000</text:p>
      <text:p text:style-name="P12"><text:s text:c="2"/># Number of threads allocated to the reaper.</text:p>
      <text:p text:style-name="P12"><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243405" text:continue-list="list28263275"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8253210"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text:span text:style-name="T16">profile</text:span> = proportional_profile</text:p>
      <text:p text:style-name="Code_20_block"><text:s text:c="2"/></text:p>
      <text:p text:style-name="Code_20_block"><text:s text:c="2"/><text:span text:style-name="T4"># "manual" profile</text:span></text:p>
      <text:p text:style-name="P16"><text:s text:c="2"/>jppf.load.balancing.<text:span text:style-name="T16">profile</text:span>.manual_profile.size = 1</text:p>
      <text:p text:style-name="Code_20_block"><text:s text:c="2"/></text:p>
      <text:p text:style-name="Code_20_block"><text:s text:c="2"/><text:span text:style-name="T4"># "proportional" profile</text:span></text:p>
      <text:p text:style-name="P16"><text:s text:c="2"/>jppf.load.balancing.<text:span text:style-name="T16">profile</text:span>.proportional_profile.initialSize = 5</text:p>
      <text:p text:style-name="P16"><text:s text:c="2"/>jppf.load.balancing.<text:span text:style-name="T16">profile</text:span>.proportional_profile.performanceCacheSize = 3000</text:p>
      <text:p text:style-name="P16"><text:s text:c="2"/>jppf.load.balancing.<text:span text:style-name="T16">profile</text:span>.proportional_profile.proportionalityFactor = 2</text:p>
      <text:p text:style-name="Code_20_block"><text:s text:c="2"/></text:p>
      <text:p text:style-name="Code_20_block"><text:s text:c="2"/><text:span text:style-name="T4"># "rl" profile</text:span></text:p>
      <text:p text:style-name="P16"><text:s text:c="2"/>jppf.load.balancing.<text:span text:style-name="T16">profile</text:span>.rl_profile.performanceCacheSize = 3000</text:p>
      <text:p text:style-name="P16"><text:s text:c="2"/>jppf.load.balancing.<text:span text:style-name="T16">profile</text:span>.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282632461" text:continue-numbering="true" text:style-name="Outline">
        <text:list-item>
          <text:list>
            <text:list-item>
              <text:h text:style-name="P32"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8264469"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18"><text:soft-page-break/><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28258448"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254443"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12"><text:s text:c="2"/># JMX management host IP address. If not specified (recommended), the first non-local</text:p>
      <text:p text:style-name="P12"><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28239862"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8265009"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28261981" text:continue-list="list28267069" text:style-name="List_20_1">
        <text:list-item>
          <text:p text:style-name="P2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8">during this maximum time, it will make multiple attempts to connect to the same driver. This covers the case when the driver is restarted in the mean time.</text:p>
        </text:list-item>
        <text:list-item>
          <text:p text:style-name="P28">after this maximum time has elapsed, it will attempt to auto-discover another driver, during a maximum time, specified via the configuration property "<text:span text:style-name="Code_20_char">jppf.discovery.timeout</text:span>" (in milliseconds)</text:p>
        </text:list-item>
        <text:list-item>
          <text:p text:style-name="P28">if the node still fails to reconnect after this timeout has expired, it will fall back to the driver manually specified in the <text:soft-page-break/>node's configuration file</text:p>
        </text:list-item>
        <text:list-item>
          <text:p text:style-name="P28">the cycle starts again</text:p>
        </text:list-item>
      </text:list>
      <text:list xml:id="list28249712" text:continue-list="list28265009"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28238049" text:continue-list="list28254137" text:style-name="L1">
        <text:list-item>
          <text:p text:style-name="P25">the node establishes a specific connection to the server, dedicated to failure detection</text:p>
        </text:list-item>
        <text:list-item>
          <text:p text:style-name="P25">at connection time, a handshake protocol takes place, where the node communicates a unique id (UUID) to the server</text:p>
        </text:list-item>
        <text:list-item>
          <text:p text:style-name="P25">the node will then attempt to get a message from the server (“check” message).</text:p>
        </text:list-item>
        <text:list-item>
          <text:p text:style-name="P25">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12"><text:s text:c="2"/># the value specified in the server configuration. Default value is 22222.</text:p>
      <text:p text:style-name="Code_20_block"><text:s text:c="2"/>jppf.recovery.server.port = 22222</text:p>
      <text:p text:style-name="Code_20_block"><text:s text:c="4"/></text:p>
      <text:p text:style-name="P12"><text:s text:c="2"/># Maximum number of attempts to get a message from the server before the</text:p>
      <text:p text:style-name="P12"><text:s text:c="2"/># connection is considered broken. Default value is 2.</text:p>
      <text:p text:style-name="Code_20_block"><text:s text:c="2"/>jppf.recovery.max.retries = 2</text:p>
      <text:p text:style-name="Code_20_block"><text:s text:c="4"/></text:p>
      <text:p text:style-name="P12"><text:s text:c="2"/># Maximum time in milliseconds allowed for each attempt to get a message</text:p>
      <text:p text:style-name="P12"><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248128" text:continue-list="list28249712"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8262909" text:continue-numbering="true" text:style-name="Outline">
        <text:list-item>
          <text:list>
            <text:list-item>
              <text:list>
                <text:list-item>
                  <text:h text:style-name="Heading_20_3" text:outline-level="3">Node process configuration</text:h>
                </text:list-item>
              </text:list>
            </text:list-item>
          </text:list>
        </text:list-item>
      </text:list>
      <text:p text:style-name="P17">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825456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28264616" text:continue-list="list28261981" text:style-name="List_20_1">
        <text:list-item>
          <text:p text:style-name="P29">if too many classes are loaded, the space reserved to the class definitions (permanent generation in Oracle JDK) will fill up and cause an “OutOfMemoryError: PermGen space”</text:p>
        </text:list-item>
        <text:list-item>
          <text:p text:style-name="P2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8246033" text:continue-list="list28254569" text:style-name="Outline">
        <text:list-item>
          <text:list>
            <text:list-item>
              <text:list>
                <text:list-item>
                  <text:h text:style-name="P30" text:outline-level="3">Class loader resources cache</text:h>
                </text:list-item>
              </text:list>
            </text:list-item>
          </text:list>
        </text:list-item>
      </text:list>
      <text:p text:style-name="P2"><text:span text:style-name="T12">To avoid uncessary network round trips, </text:span><text:span text:style-name="T13">the node class loaders store <text:s/>locally the resources found in their extended classpath </text:span><text:span text:style-name="T14">when</text:span><text:span text:style-name="T13"> one of their </text:span><text:span text:style-name="T14">methods</text:span><text:span text:style-name="T13"> </text:span><text:span text:style-name="Code_20_char"><text:span text:style-name="T13">getResourceAsStream()</text:span></text:span><text:span text:style-name="T13">, </text:span><text:span text:style-name="Code_20_char"><text:span text:style-name="T13">getResource(),</text:span></text:span><text:span text:style-name="T13"> </text:span><text:span text:style-name="Code_20_char"><text:span text:style-name="T13">getResources()</text:span></text:span><text:span text:style-name="T13"> </text:span><text:span text:style-name="T14">or </text:span><text:span text:style-name="Code_20_char"><text:span text:style-name="T14">getMultipleResources()</text:span></text:span><text:span text:style-name="T14"> is called. </text:span><text:span text:style-name="T13">The type of storage and location of the file-persisted cache can be configured as follows:</text:span></text:p>
      <text:p text:style-name="P9"/>
      <text:p text:style-name="P13"><text:span text:style-name="T14"><text:s text:c="2"/></text:span><text:span text:style-name="T5"># </text:span><text:span text:style-name="T6">type of storage: </text:span><text:span text:style-name="T5">either “file” (the default) or “memory”</text:span></text:p>
      <text:p text:style-name="P14"><text:s text:c="2"/>jppf.resource.cache.storage = file</text:p>
      <text:p text:style-name="P13"><text:span text:style-name="T14"><text:s text:c="2"/></text:span><text:span text:style-name="T6"># root location of the file-persisted caches</text:span></text:p>
      <text:p text:style-name="P13"><text:s text:c="2"/>jppf.resource.cache.dir = some_directory</text:p>
      <text:p text:style-name="P9"/>
      <text:p text:style-name="P10">When “file” persistence is configured, the node will fall back to memory persistence if the resource cannot be saved to the file system for any reason. This could happen, for instance, when the file system runs out of space.</text:p>
      <text:p text:style-name="P10"/>
      <text:p text:style-name="P11">For more details, please refer to the “Class Loading In JPPF &gt; Local caching of network resources” section of this documentation.</text:p>
      <text:list xml:id="list28252505"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8244532" text:continue-numbering="true" text:style-name="Outline">
        <text:list-item>
          <text:list>
            <text:list-item>
              <text:list>
                <text:list-item>
                  <text:h text:style-name="P31"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7">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12"><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28266510" text:continue-numbering="true" text:style-name="Outline">
        <text:list-item>
          <text:list>
            <text:list-item>
              <text:h text:style-name="P32"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256755" text:continue-list="list28264616" text:style-name="List_20_1">
        <text:list-item>
          <text:p text:style-name="P21">if we defined <text:span text:style-name="Code_20_char">jppf.pool.size = 1</text:span>, the first discovered driver will have 1 connection named “driver-1”</text:p>
        </text:list-item>
        <text:list-item>
          <text:p text:style-name="P21">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8244955" text:continue-list="list28266510"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3">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8"><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1">.</text:span><text:span text:style-name="T9">class</text:span><text:span text:style-name="T8">.server.port</text:span><text:span text:style-name="T1">” if “</text:span><text:span text:style-name="T8">driver-1.jppf.server.port</text:span><text:span text:style-name="T1">” is not defined.</text:span></text:p>
      <text:p text:style-name="Standard"/>
      <text:p text:style-name="P3">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3">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826690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28241793"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28242975"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23580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7"/>
      <text:p text:style-name="P7">Local execution uses a pool of threads, whose size is configured as follows:</text:p>
      <text:p text:style-name="P7"/>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28241887"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p text:style-name="P7"/>
      <text:list xml:id="list28266982" text:continue-numbering="true" text:style-name="Outline">
        <text:list-item>
          <text:list>
            <text:list-item>
              <text:list>
                <text:list-item>
                  <text:h text:style-name="P31"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28250749"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12"><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7"/>
      <text:p text:style-name="P7"/>
      <text:list xml:id="list28259511" text:continue-numbering="true" text:style-name="Outline">
        <text:list-item>
          <text:list>
            <text:list-item>
              <text:h text:style-name="P32"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8252729"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12"><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8236949"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2"><text:s text:c="2"/># Port number to which the server listens for secure connections, defaults to 11443</text:p>
      <text:p text:style-name="P12"><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list xml:id="list28243593"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825229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8240436"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2"><text:s text:c="2"/># SSL configuration as an arbitrary source. Value is the fully qualified name</text:p>
      <text:p text:style-name="P12"><text:s text:c="2"/># of an implementation of java.util.concurrent.Callable&lt;InputStream&gt; with optional</text:p>
      <text:p text:style-name="P12"><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28244137"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824692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8261877"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8263331"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824639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12"><text:s text:c="2"/># possible values: none | want | need</text:p>
      <text:p text:style-name="Code_20_block"><text:s text:c="2"/>jppf.ssl.client.auth = none</text:p>
      <text:list xml:id="list28267301"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28251557"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28236978"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14M12S</meta:editing-duration>
    <meta:editing-cycles>253</meta:editing-cycles>
    <meta:generator>LibreOffice/3.6$Windows_x86 LibreOffice_project/da8c1e6-fd468f4-454e206-f42a4a9-143cfd</meta:generator>
    <meta:creation-date>2009-09-06T09:04:15.91</meta:creation-date>
    <dc:date>2013-02-18T08:10:46.62</dc:date>
    <meta:document-statistic meta:table-count="0" meta:image-count="2" meta:object-count="0" meta:page-count="23" meta:paragraph-count="755" meta:word-count="9303" meta:character-count="63092" meta:non-whitespace-character-count="5331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